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O1" svg:font-family="'Linux Libertine O'" style:font-adornments="Regular"/>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0776a4"/>
    </style:style>
    <style:style style:name="P3" style:family="paragraph" style:parent-style-name="Standard">
      <style:paragraph-properties fo:break-before="page"/>
      <style:text-properties officeooo:paragraph-rsid="001adbb1"/>
    </style:style>
    <style:style style:name="P4" style:family="paragraph" style:parent-style-name="Standard">
      <style:paragraph-properties fo:text-align="center" style:justify-single-word="false" fo:break-before="page"/>
      <style:text-properties style:font-name="Source Sans Pro" fo:font-size="28pt" officeooo:paragraph-rsid="0019980a" style:font-size-asian="28pt" style:font-size-complex="28pt"/>
    </style:style>
    <style:style style:name="P5" style:family="paragraph" style:parent-style-name="Text_20_body">
      <style:paragraph-properties fo:text-align="center" style:justify-single-word="false" fo:break-before="page"/>
      <style:text-properties fo:font-size="16pt" officeooo:paragraph-rsid="0019980a" style:font-size-asian="16pt" style:font-size-complex="16pt"/>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6pt" officeooo:paragraph-rsid="0019980a" style:font-size-asian="16pt" style:font-size-complex="16pt"/>
    </style:style>
    <style:style style:name="P8" style:family="paragraph" style:parent-style-name="Text_20_body">
      <style:paragraph-properties fo:text-align="center" style:justify-single-word="false"/>
      <style:text-properties fo:font-size="16pt" fo:font-weight="normal" officeooo:rsid="000c433c" officeooo:paragraph-rsid="0019980a" style:font-size-asian="16pt" style:font-weight-asian="normal" style:font-size-complex="16pt" style:font-weight-complex="normal"/>
    </style:style>
    <style:style style:name="P9" style:family="paragraph" style:parent-style-name="Text_20_body">
      <style:paragraph-properties fo:text-align="center" style:justify-single-word="false"/>
      <style:text-properties fo:font-size="16pt" fo:font-weight="normal" officeooo:rsid="0019980a" officeooo:paragraph-rsid="0019980a" style:font-size-asian="16pt" style:font-weight-asian="normal" style:font-size-complex="16pt" style:font-weight-complex="normal"/>
    </style:style>
    <style:style style:name="P10" style:family="paragraph" style:parent-style-name="crib">
      <style:text-properties officeooo:rsid="000776a4"/>
    </style:style>
    <style:style style:name="P11" style:family="paragraph" style:parent-style-name="crib">
      <style:text-properties officeooo:rsid="000776a4" officeooo:paragraph-rsid="000b6206"/>
    </style:style>
    <style:style style:name="P12" style:family="paragraph" style:parent-style-name="crib">
      <style:text-properties officeooo:rsid="000776a4" officeooo:paragraph-rsid="000e2f33"/>
    </style:style>
    <style:style style:name="P13" style:family="paragraph" style:parent-style-name="crib">
      <style:text-properties officeooo:rsid="000776a4" officeooo:paragraph-rsid="001adbb1"/>
    </style:style>
    <style:style style:name="P14" style:family="paragraph" style:parent-style-name="crib">
      <style:text-properties officeooo:rsid="000776a4" officeooo:paragraph-rsid="002a0f3b"/>
    </style:style>
    <style:style style:name="P15" style:family="paragraph" style:parent-style-name="crib">
      <style:text-properties officeooo:rsid="000776a4" officeooo:paragraph-rsid="002d6082"/>
    </style:style>
    <style:style style:name="P16" style:family="paragraph" style:parent-style-name="crib">
      <style:text-properties officeooo:rsid="000b6206"/>
    </style:style>
    <style:style style:name="P17" style:family="paragraph" style:parent-style-name="crib">
      <style:text-properties officeooo:rsid="000b6206" officeooo:paragraph-rsid="000b6206"/>
    </style:style>
    <style:style style:name="P18"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style:font-size-asian="16pt" style:font-size-complex="16pt"/>
    </style:style>
    <style:style style:name="P19"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officeooo:paragraph-rsid="0019980a" style:font-size-asian="16pt" style:font-size-complex="16pt"/>
    </style:style>
    <style:style style:name="P20" style:family="paragraph" style:parent-style-name="List_20_Contents">
      <style:paragraph-properties fo:margin-left="0in" fo:margin-right="0in" fo:text-align="center" style:justify-single-word="false" fo:text-indent="0in" style:auto-text-indent="false"/>
      <style:text-properties fo:font-size="16pt" style:font-size-asian="16pt" style:font-size-complex="16pt"/>
    </style:style>
    <style:style style:name="P21" style:family="paragraph" style:parent-style-name="Standard">
      <style:paragraph-properties fo:margin-left="0in" fo:margin-right="0in" fo:text-align="center" style:justify-single-word="false" fo:text-indent="0in" style:auto-text-indent="false"/>
      <style:text-properties officeooo:rsid="000c433c" officeooo:paragraph-rsid="0019980a"/>
    </style:style>
    <style:style style:name="P22" style:family="paragraph" style:parent-style-name="Standard">
      <style:paragraph-properties fo:margin-left="0in" fo:margin-right="0in" fo:text-align="center" style:justify-single-word="false" fo:text-indent="0in" style:auto-text-indent="false"/>
      <style:text-properties fo:font-size="14pt" officeooo:rsid="000776a4" officeooo:paragraph-rsid="001e0043" style:font-size-asian="14pt" style:font-size-complex="14pt"/>
    </style:style>
    <style:style style:name="P23" style:family="paragraph" style:parent-style-name="crib">
      <style:paragraph-properties fo:margin-left="0in" fo:margin-right="0in" fo:text-indent="0in" style:auto-text-indent="false"/>
      <style:text-properties officeooo:rsid="000b6206" officeooo:paragraph-rsid="000b6206"/>
    </style:style>
    <style:style style:name="P24" style:family="paragraph" style:parent-style-name="Standard">
      <style:text-properties officeooo:rsid="000776a4" officeooo:paragraph-rsid="000776a4"/>
    </style:style>
    <style:style style:name="P25" style:family="paragraph" style:parent-style-name="Standard">
      <style:text-properties officeooo:rsid="0009c275" officeooo:paragraph-rsid="0009c275"/>
    </style:style>
    <style:style style:name="P26" style:family="paragraph" style:parent-style-name="Standard">
      <style:paragraph-properties fo:text-align="center" style:justify-single-word="false"/>
      <style:text-properties officeooo:rsid="0009c275" officeooo:paragraph-rsid="0009c275"/>
    </style:style>
    <style:style style:name="P27" style:family="paragraph" style:parent-style-name="Standard">
      <style:paragraph-properties fo:text-align="center" style:justify-single-word="false"/>
      <style:text-properties officeooo:rsid="0009c275" officeooo:paragraph-rsid="002b829a"/>
    </style:style>
    <style:style style:name="P28" style:family="paragraph" style:parent-style-name="Standard">
      <style:paragraph-properties fo:text-align="center" style:justify-single-word="false"/>
      <style:text-properties officeooo:paragraph-rsid="0019980a"/>
    </style:style>
    <style:style style:name="P29" style:family="paragraph" style:parent-style-name="Standard">
      <style:paragraph-properties fo:text-align="center" style:justify-single-word="false"/>
      <style:text-properties officeooo:paragraph-rsid="002b829a"/>
    </style:style>
    <style:style style:name="P30" style:family="paragraph" style:parent-style-name="Standard">
      <style:paragraph-properties fo:text-align="center" style:justify-single-word="false"/>
      <style:text-properties fo:color="#b3b3b3" fo:font-size="14pt" officeooo:rsid="001c444b" officeooo:paragraph-rsid="001c444b" style:font-size-asian="14pt" style:font-size-complex="14pt"/>
    </style:style>
    <style:style style:name="P31" style:family="paragraph" style:parent-style-name="Standard">
      <style:text-properties fo:font-weight="bold" officeooo:rsid="000776a4" officeooo:paragraph-rsid="001adbb1" style:font-weight-asian="bold" style:font-weight-complex="bold"/>
    </style:style>
    <style:style style:name="P32" style:family="paragraph" style:parent-style-name="Standard">
      <style:text-properties officeooo:rsid="000b6206"/>
    </style:style>
    <style:style style:name="P33" style:family="paragraph" style:parent-style-name="Standard">
      <style:paragraph-properties fo:text-align="center" style:justify-single-word="false"/>
      <style:text-properties officeooo:rsid="000c433c" officeooo:paragraph-rsid="0019980a"/>
    </style:style>
    <style:style style:name="P34" style:family="paragraph" style:parent-style-name="Standard">
      <style:paragraph-properties fo:text-align="center" style:justify-single-word="false"/>
      <style:text-properties style:font-name="Source Sans Pro" fo:font-size="28pt" officeooo:paragraph-rsid="0009c275" style:font-size-asian="28pt" style:font-size-complex="28pt"/>
    </style:style>
    <style:style style:name="P35" style:family="paragraph" style:parent-style-name="Standard">
      <style:paragraph-properties fo:text-align="center" style:justify-single-word="false"/>
      <style:text-properties style:use-window-font-color="true" fo:font-size="14pt" officeooo:rsid="001c444b" officeooo:paragraph-rsid="001c444b" style:font-size-asian="14pt" style:font-size-complex="14pt"/>
    </style:style>
    <style:style style:name="P36" style:family="paragraph" style:parent-style-name="Standard">
      <style:paragraph-properties fo:break-before="page"/>
    </style:style>
    <style:style style:name="P37" style:family="paragraph" style:parent-style-name="crib">
      <style:text-properties officeooo:paragraph-rsid="00338790"/>
    </style:style>
    <style:style style:name="T1" style:family="text">
      <style:text-properties officeooo:rsid="000776a4"/>
    </style:style>
    <style:style style:name="T2" style:family="text">
      <style:text-properties fo:font-weight="bold" style:font-weight-asian="bold" style:font-weight-complex="bold"/>
    </style:style>
    <style:style style:name="T3" style:family="text">
      <style:text-properties fo:font-weight="bold" officeooo:rsid="000776a4" style:font-weight-asian="bold" style:font-weight-complex="bold"/>
    </style:style>
    <style:style style:name="T4" style:family="text">
      <style:text-properties fo:font-weight="bold" officeooo:rsid="000b6206" style:font-weight-asian="bold" style:font-weight-complex="bold"/>
    </style:style>
    <style:style style:name="T5" style:family="text">
      <style:text-properties fo:font-weight="bold" officeooo:rsid="000c433c" style:font-weight-asian="bold" style:font-weight-complex="bold"/>
    </style:style>
    <style:style style:name="T6" style:family="text">
      <style:text-properties fo:font-weight="bold" officeooo:rsid="0019980a" style:font-weight-asian="bold" style:font-weight-complex="bold"/>
    </style:style>
    <style:style style:name="T7" style:family="text">
      <style:text-properties officeooo:rsid="00090ac7"/>
    </style:style>
    <style:style style:name="T8" style:family="text">
      <style:text-properties officeooo:rsid="0009c275"/>
    </style:style>
    <style:style style:name="T9" style:family="text">
      <style:text-properties style:text-position="super 58%" officeooo:rsid="0009c275"/>
    </style:style>
    <style:style style:name="T10" style:family="text">
      <style:text-properties style:text-position="super 58%" fo:font-weight="normal" officeooo:rsid="000c433c" style:font-weight-asian="normal" style:font-weight-complex="normal"/>
    </style:style>
    <style:style style:name="T11" style:family="text">
      <style:text-properties officeooo:rsid="000b6206"/>
    </style:style>
    <style:style style:name="T12" style:family="text">
      <style:text-properties officeooo:rsid="000c433c"/>
    </style:style>
    <style:style style:name="T13" style:family="text">
      <style:text-properties officeooo:rsid="001853cc"/>
    </style:style>
    <style:style style:name="T14" style:family="text">
      <style:text-properties fo:font-weight="normal" officeooo:rsid="000c433c" style:font-weight-asian="normal" style:font-weight-complex="normal"/>
    </style:style>
    <style:style style:name="T15" style:family="text">
      <style:text-properties fo:font-weight="normal" officeooo:rsid="0019980a" style:font-weight-asian="normal" style:font-weight-complex="normal"/>
    </style:style>
    <style:style style:name="T16" style:family="text">
      <style:text-properties fo:font-weight="normal" officeooo:rsid="000776a4" style:font-weight-asian="normal" style:font-weight-complex="normal"/>
    </style:style>
    <style:style style:name="T17" style:family="text">
      <style:text-properties fo:font-weight="normal" officeooo:rsid="00327eaf" style:font-weight-asian="normal" style:font-weight-complex="normal"/>
    </style:style>
    <style:style style:name="T18" style:family="text">
      <style:text-properties officeooo:rsid="001e0043"/>
    </style:style>
    <style:style style:name="T19" style:family="text">
      <style:text-properties officeooo:rsid="0023446d"/>
    </style:style>
    <style:style style:name="T20" style:family="text">
      <style:text-properties style:use-window-font-color="true" officeooo:rsid="001e0043"/>
    </style:style>
    <style:style style:name="T21" style:family="text">
      <style:text-properties style:use-window-font-color="true" officeooo:rsid="0009c275"/>
    </style:style>
    <style:style style:name="T22" style:family="text">
      <style:text-properties officeooo:rsid="0028123b"/>
    </style:style>
    <style:style style:name="T23" style:family="text">
      <style:text-properties officeooo:rsid="002a0f3b"/>
    </style:style>
    <style:style style:name="T24" style:family="text">
      <style:text-properties style:font-name="Linux Libertine O1" officeooo:rsid="002b829a"/>
    </style:style>
    <style:style style:name="T25" style:family="text">
      <style:text-properties officeooo:rsid="002bcb0c"/>
    </style:style>
    <style:style style:name="T26" style:family="text">
      <style:text-properties officeooo:rsid="002d6082"/>
    </style:style>
    <style:style style:name="T27" style:family="text">
      <style:text-properties officeooo:rsid="002dff5c"/>
    </style:style>
    <style:style style:name="T28" style:family="text">
      <style:text-properties officeooo:rsid="002f3f87"/>
    </style:style>
    <style:style style:name="T29" style:family="text">
      <style:text-properties officeooo:rsid="002fcab5"/>
    </style:style>
    <style:style style:name="T30" style:family="text">
      <style:text-properties officeooo:rsid="00327eaf"/>
    </style:style>
    <style:style style:name="T31" style:family="text">
      <style:text-properties officeooo:rsid="003387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2">Youth Weekend C</text:span><text:span text:style-name="T8">èilidh, May 3</text:span><text:span text:style-name="T9">rd</text:span><text:span text:style-name="T8">, 2013</text:span></text:p>
      <text:p text:style-name="P25"/>
      <text:p text:style-name="P26">The Gay Gordons (4<text:span text:style-name="T24">×</text:span>16b)</text:p>
      <text:p text:style-name="P27">Tap the Barrel (3<text:span text:style-name="T24">×</text:span>32R)</text:p>
      <text:p text:style-name="P27">Good Hearted Glasgow (8<text:span text:style-name="T24">×</text:span>32J)</text:p>
      <text:p text:style-name="P27">Postie’s Jig (4<text:span text:style-name="T24">×</text:span>32J)</text:p>
      <text:p text:style-name="P26"/>
      <text:p text:style-name="P26">Various Cèilidh Acts</text:p>
      <text:p text:style-name="P26"/>
      <text:p text:style-name="P26">The Piper and the Penguin (88R Sq.)</text:p>
      <text:p text:style-name="P27">Gypsy Shawl (4<text:span text:style-name="T24">×</text:span>32J)</text:p>
      <text:p text:style-name="P27">Farewell to Chandi McCracken (8<text:span text:style-name="T24">×</text:span>32S)</text:p>
      <text:p text:style-name="P27">Reel of the Royal Scots (8<text:span text:style-name="T24">×</text:span>32R)</text:p>
      <text:p text:style-name="P26"/>
      <text:p text:style-name="P26">Waltz?</text:p>
      <text:p text:style-name="P26">Da Bonnie Polka</text:p>
      <text:p text:style-name="P26"/>
      <text:p text:style-name="P26"/>
      <text:p text:style-name="P26"/>
      <text:p text:style-name="P26"/>
      <text:p text:style-name="P26"/>
      <text:p text:style-name="P26"/>
      <text:p text:style-name="P26"/>
      <text:p text:style-name="P30"/>
      <text:p text:style-name="P35">(see inside of back cover for ball program)</text:p>
      <text:p text:style-name="P2"><text:span text:style-name="T3">The Gay Gordons</text:span><text:span text:style-name="T1"> (4x16b)<text:tab/></text:span></text:p>
      <text:p text:style-name="P10">1-8<text:tab/>All in <text:span text:style-name="T26">A</text:span>llemande hold, walk forward 4 steps, all turn about<text:span text:style-name="T23">,</text:span> and walk backwards (same direction) 4 steps.</text:p>
      <text:p text:style-name="P14">9-1<text:span text:style-name="T23">2</text:span><text:tab/>All Men set as <text:span text:style-name="T26">Woman</text:span> dance<text:span text:style-name="T26">s</text:span> under Man<text:span text:style-name="T23">'</text:span>s right arm <text:span text:style-name="T23">to new partner.</text:span></text:p>
      <text:p text:style-name="P14"><text:span text:style-name="T23">13-16<text:tab/>A</text:span>ll polka round the room.</text:p>
      <text:p text:style-name="P24"/>
      <text:p text:style-name="P2"><text:span text:style-name="T3">Tap the Barrel</text:span><text:span text:style-name="T1"> (3x32R)<text:line-break/>Sue Burridge</text:span></text:p>
      <text:p text:style-name="P10">1-8<text:tab/>1<text:span text:style-name="T26">W</text:span>+3M change places RH, 1M +3<text:span text:style-name="T26">W</text:span> change places RH, 2s cross RH and all ½ turn into Allemande hold.</text:p>
      <text:p text:style-name="P10">9-16<text:tab/>All dance Allemande.</text:p>
      <text:p text:style-name="P10">17-24<text:tab/>1s set and cast 1 place, 3s set and cast up 1 place.</text:p>
      <text:p text:style-name="P10">25-32<text:tab/>All circle 6H round and back.</text:p>
      <text:p text:style-name="P24"/>
      <text:p text:style-name="P2"><text:span text:style-name="T3">Good Hearted Glasgow</text:span><text:span text:style-name="T1"> (8x32J)<text:line-break/>Peter Knapman (1988)</text:span></text:p>
      <text:p text:style-name="P10">1-8<text:tab/>1s turn RH and cast to 2nd place, turn partner LH 1¼ times to end Man facing down and <text:span text:style-name="T26">Woman</text:span> facing up.</text:p>
      <text:p text:style-name="P10">9-16<text:tab/>1s dance RH across (<text:span text:style-name="T26">Woman</text:span> with 2s and Man with 3s), 1s pass RSh and dance LH across with other couple.</text:p>
      <text:p text:style-name="P10">17-24<text:tab/>1s lead down the middle and back to 2nd place own side.</text:p>
      <text:p text:style-name="P10">25-32<text:tab/>2s+1s+3s circle 6H round and back.</text:p>
      <text:p text:style-name="P10"/>
      <text:p text:style-name="P2"><text:span text:style-name="T3">Postie's Jig</text:span><text:span text:style-name="T1"> (4x32J)<text:line-break/>Roy Clowes (1960s)</text:span></text:p>
      <text:p text:style-name="P10">1-8<text:tab/>1s and 4s set and cast in 1 place, 1s and 4s dance ½ Figs of 8 round new end couples.</text:p>
      <text:p text:style-name="P10">9-12<text:tab/>1M+4M and 1<text:span text:style-name="T26">W</text:span>+4<text:span text:style-name="T26">W</text:span> cross (men making an arch) and turn corners with free hand to face up/down.</text:p>
      <text:p text:style-name="P10">13-16<text:tab/>1s+4s dance down/up (couple dancing up make the arch) and turn corners.</text:p>
      <text:p text:style-name="P10">17-24<text:tab/>Repeat bars 9-16 from new p<text:span text:style-name="T25">ositions</text:span>.</text:p>
      <text:p text:style-name="P10">25-32<text:tab/>1s+4s dance ½ RandL, turn partner RH.</text:p>
      <text:p text:style-name="P24"/>
      <text:p text:style-name="P2"><text:span text:style-name="T3">The Piper and the Penguin</text:span><text:span text:style-name="T1"> (88R Square Set)<text:line-break/>Roy Goldring (2002)</text:span></text:p>
      <text:p text:style-name="P10">1-8<text:tab/><text:span text:style-name="T26">Women</text:span> dance RSh round their corners, dance RH across ending in cent<text:span text:style-name="T25">er.</text:span></text:p>
      <text:p text:style-name="P15">9-16<text:tab/><text:span text:style-name="T26">Women</text:span> dance LSh round their partners, dance LH across and back to places.</text:p>
      <text:p text:style-name="P10">17-24<text:tab/>Men dance RSh round their partners, dance RH across ending in cent<text:span text:style-name="T25">er.</text:span></text:p>
      <text:p text:style-name="P10">25-32<text:tab/>Men dance LSh round corners, dance LH across and back to places.</text:p>
      <text:p text:style-name="P10">33-40<text:tab/>1s and 3s turn partners RH 1¼ times, 1M and 3M followed by partners dance out between side couples and back to places (1M thru 4s and 3M thru 2s).</text:p>
      <text:p text:style-name="P10">41-48<text:tab/>1s+3s dance RandL.</text:p>
      <text:p text:style-name="P10">49-64<text:tab/>2s+4s repeat bars 33-48.</text:p>
      <text:p text:style-name="P15">65-72<text:tab/><text:span text:style-name="T26">Women</text:span> dance in turning right about to dance out, cast clockwise to opposite <text:span text:style-name="T26">woman's</text:span> place.</text:p>
      <text:p text:style-name="P10"><text:soft-page-break/>73-80<text:tab/>Men dance in turning left about to dance out, cast anticlockwise to opposite places.</text:p>
      <text:p text:style-name="P10">81-88<text:tab/>All turn partners RH 1¼ times into prom hold, Promenade anticlockwise ½ way round to original places.</text:p>
      <text:p text:style-name="P24"/>
      <text:p text:style-name="P2"><text:span text:style-name="T3">The Gypsy Shawl</text:span><text:span text:style-name="T1"> (4x32J)</text:span></text:p>
      <text:p text:style-name="P10">1-8<text:tab/>All join hands on the sides, 4s join free hands, 1M2M make an arch and, with 1<text:span text:style-name="T27">W</text:span> leading, all (except 1M) dance under the arch to finish in places, retaining hold.</text:p>
      <text:p text:style-name="P10">9-16<text:tab/>1<text:span text:style-name="T27">W and </text:span>2<text:span text:style-name="T27">W</text:span> make an arch and, with 1M leading, all (except 1<text:span text:style-name="T27">W</text:span>) dance under the arch to finish in places, releasing hold.</text:p>
      <text:p text:style-name="P10">17-20<text:tab/>1s2s 3s4s right hands across.</text:p>
      <text:p text:style-name="P10">21-24<text:tab/>1s2s 3s4s left hands across.</text:p>
      <text:p text:style-name="P10">25-28<text:tab/>1s take both hands and slip to 4th place WHILE 2s3s4s step up.</text:p>
      <text:p text:style-name="P10">29-32<text:tab/>2s 3s 4s 1s turn by the left.</text:p>
      <text:p text:style-name="P24"/>
      <text:p text:style-name="P3"><text:span text:style-name="T3">Gramachie</text:span><text:span text:style-name="T1"> (8x32S, 3c/4c set)<text:tab/><text:line-break/>RSCDS MMM 1</text:span></text:p>
      <text:p text:style-name="P13">1–8<text:tab/>1c+2c set, cross RH, repeat.</text:p>
      <text:p text:style-name="P13">9–16<text:tab/>1c lead down the middle for 3, up for 3, cast off to face 1cnrs (2c up).</text:p>
      <text:p text:style-name="P13">17–24<text:tab/>1c set to and turn corners, finish between corners.</text:p>
      <text:p text:style-name="P13">25–32<text:tab/>2c+1c+3c advance and retire; 1c turn BH 1½.</text:p>
      <text:p text:style-name="P31"/>
      <text:p text:style-name="P3"><text:span text:style-name="T3">Farewell to Chandi McCracken</text:span><text:span text:style-name="T1"> (8x32S)<text:line-break/>Darrick Wong (2007)</text:span></text:p>
      <text:p text:style-name="P10">1-8<text:tab/>Mirror reels of three on opposite sides. Second and third couples end the reel slightly closer to the centerline.</text:p>
      <text:p text:style-name="P10">9-10<text:tab/>First couple take near hands and dance below third couple while second and third couples make arches.</text:p>
      <text:p text:style-name="P10">11-14<text:tab/>First couple turn with both hands to the right one and one half times to face up the dance, but still in the center. Second and third couples drop arches on bar 11, make arches again on bar 14.</text:p>
      <text:p text:style-name="P10">15-16<text:tab/>First couple dance up to first place and face outward.</text:p>
      <text:p text:style-name="P10">17-18<text:tab/>First and second man exchange places, giving left hand while first and second ladies exchange places, giving right hand.</text:p>
      <text:p text:style-name="P10">19-20<text:tab/>[La Baratte] Cross halfway giving right hands.</text:p>
      <text:p text:style-name="P10"><text:soft-page-break/>21<text:tab/>[La Baratte] First <text:span text:style-name="T27">woman</text:span> dances under her right arm to face down the set while first man dances back to the middle and faces down the set.</text:p>
      <text:p text:style-name="P10">22<text:tab/>[La Baratte] First man puts his left hand up and first <text:span text:style-name="T27">woman</text:span> wraps her fingers around the top of his palm. First <text:span text:style-name="T27">woman</text:span> then dances under her left arm while first man slides back to place.</text:p>
      <text:p text:style-name="P10">23-24<text:tab/>[La Baratte] First couple cross with the left and end facing first corners.</text:p>
      <text:p text:style-name="crib"><text:span text:style-name="T1">25-</text:span><text:span text:style-name="T7">32</text:span><text:span text:style-name="T1"><text:tab/></text:span><text:span text:style-name="T7">Hello-Goodbye </text:span><text:span text:style-name="T27">s</text:span><text:span text:style-name="T7">etting with corners, </text:span><text:span text:style-name="T19">end with petronella to 2nd place.</text:span></text:p>
      <text:p text:style-name="P24"/>
      <text:p text:style-name="P2"><text:span text:style-name="T3">The Reel of the Royal Scots</text:span><text:span text:style-name="T16"> (8x32R)</text:span><text:span text:style-name="T3"><text:line-break/></text:span><text:span text:style-name="T1">Roy Goldring (1983)</text:span></text:p>
      <text:p text:style-name="P12">1-8<text:tab/>1s ½ turn 2s on sides (1M RH - 1<text:span text:style-name="T27">W</text:span> LH) to face out, 2s+1s+3s set as in double triangles, 1s ½ turn 3s on sides (1M LH - 1<text:span text:style-name="T27">W</text:span> RH) end 3s facing out and 2s+3s+1s set as in double triangles.</text:p>
      <text:p text:style-name="P12">9-16<text:tab/>1s followed by 3s dance up between 2s, cast down 1 place, dance in and 1s cast up to 2nd place, 3s end in 3rd place.</text:p>
      <text:p text:style-name="P10">17-24<text:tab/>1s turn 1st corners RH, pass partner RSh turn 2nd corners RH and cross passing partner RSh to 2nd place own sides.</text:p>
      <text:p text:style-name="P10">25-32<text:tab/>2s+1s+3s circle 6H round and back.</text:p>
      <text:p text:style-name="P1"><text:span text:style-name="T5">T</text:span><text:span text:style-name="T4">he Machine Without Horses</text:span><text:span text:style-name="T11"> (8x32J, 3c/4c set)<text:line-break/>Rutherford RSCDS Bk 12</text:span></text:p>
      <text:p text:style-name="P16">1-8<text:tab/>1s set, cast &amp; dance RH across with 3s.</text:p>
      <text:p text:style-name="P16">9-16<text:tab/>1s set, cast up &amp; dance LH across with 2s.</text:p>
      <text:p text:style-name="P16">17-24<text:tab/>1s followed by 2s dance down, cast up behind 3s, in &amp; dance up to top &amp; 1s cast back to 2nd place.</text:p>
      <text:p text:style-name="P16">25-32<text:tab/>2s+1s dance R&amp;L.</text:p>
      <text:p text:style-name="P17"/>
      <text:p text:style-name="P1"><text:span text:style-name="T4">Bridge of Nairn </text:span><text:span text:style-name="T11">(8x32S, 3c/4c set)<text:line-break/>R Bremner RSCDS Bk 13</text:span></text:p>
      <text:p text:style-name="P17">1-8<text:tab/>1s cast below 3s &amp; lead up between to top, cross &amp; cast to meet partner facing 2<text:span text:style-name="T26">W</text:span>.</text:p>
      <text:p text:style-name="P17">9-16<text:tab/>1s set to 2<text:span text:style-name="T27">W</text:span>, 3M, 3<text:span text:style-name="T27">W</text:span> then 2M &amp; turn to face 1st corners.</text:p>
      <text:p text:style-name="P17">17-24<text:tab/>1s turn 1st corner RH, partner LH, 2nd corner RH &amp; partner LH ending in 2nd place opposite sides.</text:p>
      <text:p text:style-name="P17">25-32<text:tab/>2s+1s+3s Adv+Ret &amp; 1s turn with 2H 1½ times.</text:p>
      <text:p text:style-name="P17"/>
      <text:p text:style-name="P1"><text:span text:style-name="T4">The Dashing White Sergeant</text:span><text:span text:style-name="T11"> (32R)<text:line-break/>RSCDS Bk 3<text:line-break/>Round the Room Dance, 3 facing 3</text:span></text:p>
      <text:p text:style-name="P17">1-8<text:tab/>All circle 6H round &amp; back.</text:p>
      <text:p text:style-name="P17">9-16<text:tab/>Cent<text:span text:style-name="T27">er</text:span> dancer sets &amp; turns 2H person on right, sets &amp; turns 2H person on left (popular variation – turn person on right RH, turn person on left LH).</text:p>
      <text:p text:style-name="P17">17-24<text:tab/>All dance reels of 3 with center dancer passing LSh with person on right (popular variation – RSh to person on right).</text:p>
      <text:p text:style-name="P17">25-32<text:tab/>All Adv+Ret, advance to meet next group of 3 dancers (1 group of 3 passing under arches made by opposite group).</text:p>
      <text:p text:style-name="P17"/>
      <text:p text:style-name="P1"><text:span text:style-name="T4">A Trip to the Drakensberg </text:span><text:span text:style-name="T11">(8x40J, 3c/4c set)<text:line-break/>RSCDS Bk 38</text:span></text:p>
      <text:p text:style-name="P17">1-8<text:tab/>1s set, cast off 2 places, dance up to the top.</text:p>
      <text:p text:style-name="P17">9-16<text:tab/>1s+2s Poussette (1s finish facing 1st corners).</text:p>
      <text:p text:style-name="P17">17-24<text:tab/>1s dance ½ reel of 4 with 1st corners, pass LSh, dance ½ reel of 4 with 2nd corners (finish 2nd place opposite side).</text:p>
      <text:p text:style-name="P17">25-32<text:tab/>3M+1M+2M petronella turn into the center facing down and set while 3<text:span text:style-name="T27">W</text:span>+1<text:span text:style-name="T27">W</text:span>+2<text:span text:style-name="T27">W</text:span> set on M’s side and petronella turn into center facing partner; 3s+1s+2s turn partner RH ¾ to finish ready for Allemande.</text:p>
      <text:p text:style-name="P17">33-40<text:tab/>3s+1s+2s Allemande.</text:p>
      <text:p text:style-name="P17"/>
      <text:p text:style-name="P1"><text:span text:style-name="T4">Balquidder Strathspey </text:span><text:span text:style-name="T11">(8x32S, 3c/4c set)<text:line-break/>Rutherford RSCDS Bk 24</text:span></text:p>
      <text:p text:style-name="P17">1- 8<text:tab/>1s cross down &amp; dance reflection reels of 3 on opposite sides.</text:p>
      <text:p text:style-name="P17">9-16<text:tab/>1s dance reels of 3 on own sides.</text:p>
      <text:p text:style-name="P17">17-24<text:tab/>1s dance down 1 place &amp; set to each other, dance up &amp; cast to face 1st corners.</text:p>
      <text:p text:style-name="P17">25-32<text:tab/>1s turn 1st corners RH &amp; partner LH, 2nd corner RH &amp; partners LH.</text:p>
      <text:p text:style-name="P17"/>
      <text:p text:style-name="P1"><text:span text:style-name="T4">Teddy Bear's Picnic </text:span><text:span text:style-name="T11">(4x32J, 4c set)</text:span></text:p>
      <text:p text:style-name="P17">1- 8<text:tab/>1s Adv+Ret 1-4; 2s Adv+Ret 3-6; 3s Adv+Ret 5-8; 4s Advance 7-8.</text:p>
      <text:p text:style-name="P17">9-16<text:tab/>While 4s Retire, 1s start a Progressive Grand Chain.</text:p>
      <text:p text:style-name="P17">17-24<text:tab/>1s+4s &amp; at the same time 2s+3s dance Ladies Chain.</text:p>
      <text:p text:style-name="P17">25-28<text:tab/>3s (at top) cross RH; 2s+3s dance RH across ½ way.</text:p>
      <text:p text:style-name="P17">27-30<text:tab/>4s turn RH.</text:p>
      <text:p text:style-name="P17">29-32<text:tab/>1s turn RH 1½ times. Finish 2 3 4 1.</text:p>
      <text:p text:style-name="P17"/>
      <text:p text:style-name="P1"><text:span text:style-name="T4">Barley Bree </text:span><text:span text:style-name="T11">(4x40J, 4c set)<text:line-break/>RSCDS Bk 13</text:span></text:p>
      <text:p text:style-name="P17">1- 8<text:tab/>All Adv+Ret &amp; cross over (Men making arches).</text:p>
      <text:p text:style-name="P17">9-16<text:tab/>All Adv+Ret &amp; cross (<text:span text:style-name="T27">Women</text:span> making the arches).</text:p>
      <text:p text:style-name="P17">17-24<text:tab/>1s turn RH 1½ times, turn 2s LH on sides, 1s turn RH in middle.</text:p>
      <text:p text:style-name="P17">25-32<text:tab/>1s turn 3s LH on sides, 1s turn RH in middle, 1s turn 4s LH on sides &amp; 1s ½ turn RH in middle &amp; form arch.</text:p>
      <text:p text:style-name="P17">33-40<text:tab/>2s followed by 3s &amp; 4s, cast to bottom &amp; lead up under arch to end 2 3 4 1.</text:p>
      <text:p text:style-name="P17"/>
      <text:p text:style-name="P1"><text:span text:style-name="T4">The Silver Tassie</text:span><text:span text:style-name="T11"> (8x32S, 3c/4c set)<text:line-break/>J Drewry, Bon Accord Bk</text:span></text:p>
      <text:p text:style-name="P17">1- 8<text:tab/>1s+2s+3s cross RH &amp; set, cross back RH &amp; set.</text:p>
      <text:p text:style-name="P17">9-16<text:tab/>1s &amp; 3s dance double Fig of 8 round 2s (3s casting).</text:p>
      <text:p text:style-name="P17">17-24<text:tab/>1s followed by 2s+3s dance down, 1s followed by 2s+3s (who part to let 1s thru) dance back to top.</text:p>
      <text:p text:style-name="P17">25-32<text:tab/>1s+2s dance the Rondel.</text:p>
      <text:p text:style-name="P17"/>
      <text:p text:style-name="P1"><text:span text:style-name="T4">Round Reel of Eight </text:span><text:span text:style-name="T11">(88R)<text:line-break/>RSCDS Bk 27<text:line-break/>Square Set</text:span></text:p>
      <text:p text:style-name="P17">1-16<text:tab/>All <text:span text:style-name="T28">Women</text:span> cast &amp; dance clockwise round outside of set back to place, Men repeat Fig but cast &amp; dance anticlockwise round set.</text:p>
      <text:p text:style-name="P17">17-32<text:tab/>All dance Grand Chain ½ way &amp; set to partner, continue chain back to place &amp; set to partner.</text:p>
      <text:p text:style-name="P17">33-40<text:tab/>1s+3s change places 1s dance between 3s, repeat Fig back to places 3s dance between 1s &amp; 1s+3s turn RH into Allemande hold.</text:p>
      <text:p text:style-name="P17">41-48<text:tab/>1s+3s dance round inside of set anticlockwise in Allemande hold.</text:p>
      <text:p text:style-name="P17">49-64<text:tab/>2s+4s repeat Fig bars 33-48.</text:p>
      <text:p text:style-name="P17">65-88<text:tab/>1s+3s dance ½ R&amp;L, 2s+4s dance ½ R&amp;L, repeat back to places, all circle 8H round &amp; back.</text:p>
      <text:p text:style-name="P17"/>
      <text:p text:style-name="P1"><text:span text:style-name="T4">The Bramble Bush </text:span><text:span text:style-name="T11">(8x32J, 3c/4c set)<text:line-break/>RSCDS Bk 25</text:span></text:p>
      <text:p text:style-name="P17">1- 8<text:tab/>1s cross RH, cast 1 place &amp; dance ½ Fig of 8 round 2s.</text:p>
      <text:p text:style-name="P17">9-16<text:tab/>1s set, cross RH, set &amp; turn LH to face 1st corners.</text:p>
      <text:p text:style-name="P17">17-24<text:tab/>1s turn 1st corners RH, turn partners LH, 2nd corners RH &amp; partners LH to 2nd places. 2 1 3.</text:p>
      <text:p text:style-name="P17">25-32<text:tab/>1s set to person on right &amp; turn RH, 1s set to person on left &amp; turn LH.</text:p>
      <text:p text:style-name="P17"/>
      <text:p text:style-name="P1"><text:span text:style-name="T4">Miss Milligan's Strathspey</text:span><text:span text:style-name="T11"> (8x32S, 3c/4c set)<text:line-break/>Golden Jubilee Dances</text:span></text:p>
      <text:p text:style-name="P17">1- 8<text:tab/>1s+2s circle 4H round to left, 1s turn to face 2s &amp; set, 1s cast while 2s dance up.</text:p>
      <text:p text:style-name="P17">9-16<text:tab/>2s+1s+3s dance reflection reels of 3 on own sides 1s dancing in between 3s to start.</text:p>
      <text:p text:style-name="P17">17-24<text:tab/>2s+1s+3s set, 2s+1s ½ turn LH, 1s followed by 2s lead down between 3s, cross &amp; cast up on own sides.</text:p>
      <text:p text:style-name="P17">25-32<text:tab/>1s+2s dance the Knot.</text:p>
      <text:p text:style-name="P17"/>
      <text:p text:style-name="P1"><text:span text:style-name="T4">Catch the Wind </text:span><text:span text:style-name="T11">(8x32R, 3c/4c set)<text:line-break/>R Butterfield RSCDS Bk 45</text:span></text:p>
      <text:p text:style-name="P17">1- 8<text:tab/>1s set, cast 1 place &amp; dance ½ Fig of 8 round 2s.</text:p>
      <text:p text:style-name="P17">9-16<text:tab/>1s set twice with 1<text:span text:style-name="T29">W</text:span> turning to face out, 1<text:span text:style-name="T29">W</text:span> followed by partner casts up &amp; dances down the middle 1<text:span text:style-name="T29">W</text:span> to face 3M while 1M faces 2M.</text:p>
      <text:p text:style-name="P17">17-24<text:tab/>1s RSh reels of 3 across (1M with 2s &amp; 1<text:span text:style-name="T29">W</text:span> with 3s).</text:p>
      <text:p text:style-name="P17">25-32<text:tab/>1<text:span text:style-name="T29">W</text:span> followed by partner dances down cast up round 3M &amp; crosses to end in 2nd place on own sides, 1s turn RH (4 bars).</text:p>
      <text:p text:style-name="P17"/>
      <text:p text:style-name="P1"><text:span text:style-name="T4">Well Done Jack </text:span><text:span text:style-name="T11">(8x32J, 3c/4c set)<text:line-break/>RSCDS Bk 29</text:span></text:p>
      <text:p text:style-name="P17">1- 8<text:tab/>1s &amp; 2s dance DoSiDo &amp; turn partners RH 1½ times.</text:p>
      <text:p text:style-name="P17">9-16<text:tab/>1s &amp; 2s dance DoSiDo &amp; dance ½ R&amp;L.</text:p>
      <text:p text:style-name="P17">17-24<text:tab/>2s+1s+3s set twice &amp; turn partners RH.</text:p>
      <text:p text:style-name="P17">25-32<text:tab/>1s dance down below 3s, cast up behind 3s, dance up between 2s &amp; cast to 2nd place.</text:p>
      <text:p text:style-name="P17"/>
      <text:p text:style-name="P1"><text:span text:style-name="T4">Delvine Side</text:span><text:span text:style-name="T11"> (8x32S, 3c/4c set)<text:line-break/>W Campbell RSCDS Bk 2</text:span></text:p>
      <text:p text:style-name="P17">1- 8<text:tab/>1s+2s set &amp; cross passing RSh, set &amp; cross back passing RSh.</text:p>
      <text:p text:style-name="P17">9-16<text:tab/>1s lead down the middle &amp; back for Allemande.</text:p>
      <text:p text:style-name="P17">17-24<text:tab/>1s+2s dance Allemande 1s end facing 1st corners.</text:p>
      <text:p text:style-name="P17">25-32<text:tab/>1s turn 1st corner 2H, pass partner RSh, turn 2nd corner 2H &amp; cross passing RSh to 2nd place on own sides.</text:p>
      <text:p text:style-name="P17"/>
      <text:p text:style-name="P1"><text:span text:style-name="T4">The De'il Amang the Tailors</text:span><text:span text:style-name="T11"> (8x32R, 3c/4c set)<text:line-break/>RSCDS Bk 14</text:span></text:p>
      <text:p text:style-name="P17">1- 8<text:tab/>1s+2s set &amp; dance RH across ½ way, set &amp; dance LH across ½ way back to place.</text:p>
      <text:p text:style-name="P17">9-16<text:tab/>1s lead down the middle &amp; back to top.</text:p>
      <text:p text:style-name="P17">17-24<text:tab/>1s+2s dance Allemande.</text:p>
      <text:p text:style-name="P17">25-32<text:tab/>2s+1s+3s circle 6H round &amp; back.</text:p>
      <text:p text:style-name="P17"/>
      <text:p text:style-name="P1"><text:span text:style-name="T4">The Pride of Erin Waltz</text:span><text:span text:style-name="T11"><text:line-break/>Don Gertz (1982)<text:line-break/>Repeating 32-bar waltz</text:span></text:p>
      <text:p text:style-name="P32"/>
      <text:p text:style-name="P32">Couples in open dance position, men on the inside, facing their partners with the man's right and the woman's left hands joined. The dance travels counterclockwise around the room (i.e. the line of direction).</text:p>
      <text:p text:style-name="P17">A 1-4 <text:tab/>Step sideways, man with left foot, woman with right; cross in front man with right, woman with left; step to the side man with left, woman with right; close; step to the side man with left, woman with right; draw trailing foot and hold.</text:p>
      <text:p text:style-name="P17">5-8 <text:tab/>Repeat A1-4 with opposite footwork, travelling clockwise (reverse line of direction) and without the final draw.</text:p>
      <text:p text:style-name="P17">9-10 <text:tab/>Step across, man with left foot, woman with right, and point man's right foot, woman's left.</text:p>
      <text:p text:style-name="P11"><text:span text:style-name="T11">11-12 <text:tab/>Step across, man with right foot, woman </text:span><text:soft-page-break/><text:span text:style-name="T11">with left, and point man's left foot, woman's right.</text:span></text:p>
      <text:p text:style-name="P17">13-16 <text:tab/>Releasing hands, turn away from partner with 4 waltz steps and making two circles.</text:p>
      <text:p text:style-name="P17">B 1-4<text:tab/>Join both hands and balance together with 1 waltz step, balance away, then change places with two waltz steps, turning the woman under one hand.</text:p>
      <text:p text:style-name="P17">5-8<text:tab/>Repeat B1-4.</text:p>
      <text:p text:style-name="P17">C 1-2<text:tab/>In social dance position, step to the side with the man's left foot and the woman's right; close; step to the side, and draw</text:p>
      <text:p text:style-name="P17">3-4<text:tab/>Repeat C1-2 with opposite footwork and travelling clockwise (reverse line of direction).</text:p>
      <text:p text:style-name="P17">5-8<text:tab/>Waltz turn for 4 waltz steps, travelling in the line of direction.</text:p>
      <text:p text:style-name="P23">The final time, you may wish to waltz, pivot, and bow.</text:p>
      <text:p text:style-name="P1"><text:span text:style-name="T2">Unstoppable Kate </text:span><text:span text:style-name="T30">(8x32R)</text:span></text:p>
      <text:p text:style-name="Standard">Friendly and Sackett (2005)</text:p>
      <text:p text:style-name="crib">1-8<text:tab/>1s cross RH and cast into 2nd place, cross left and cast to their left, to end with 1<text:span text:style-name="T31">M</text:span> between 3s and 1<text:span text:style-name="T31">W</text:span> between 2s.</text:p>
      <text:p text:style-name="crib">9-16<text:tab/>RS reels of three across the set, ending with lines of three facing the other line.</text:p>
      <text:p text:style-name="P37">17-20<text:tab/>With hands joined, all set. 1s <text:span text:style-name="T31">P</text:span>etronella into 2nd place on partner's side while corners turn <text:span text:style-name="T31">¼</text:span> to face partner.</text:p>
      <text:p text:style-name="crib">21-24<text:tab/>All set. 1s dance another petronella to end with 1<text:span text:style-name="T31">M</text:span> between 2s and 1<text:span text:style-name="T31">W</text:span> between 3s, while the corners turn <text:span text:style-name="T31">¼</text:span> to face up or down.</text:p>
      <text:p text:style-name="crib">25-28<text:tab/>All dance back to back with opposite person.</text:p>
      <text:p text:style-name="crib">29-32<text:tab/>1s set and turn <text:span text:style-name="T31">¾</text:span> RH to 2nd place on their own side, while corners turn their opposite once round by RH and set to partners.</text:p>
      <text:p text:style-name="P5"><text:span text:style-name="T6">Auld Lang Syne</text:span></text:p>
      <text:p text:style-name="P9"/>
      <text:p text:style-name="P8">Shid ald akwentans bee firgot,<text:line-break/>an nivir brocht ti mynd?<text:line-break/>Shid ald akwentans bee firgot,<text:line-break/>an ald lang syn*?</text:p>
      <text:p text:style-name="P20">CHORUS: </text:p>
      <text:p text:style-name="P18">Fir ald lang syn, ma jo,<text:line-break/>fir ald lang syn,<text:line-break/>wil tak a cup o kyndnes yet,<text:line-break/>fir ald lang syn. </text:p>
      <text:p text:style-name="P6">An sheerly yil bee yur pynt-staup!<text:line-break/>an sheerly al bee myn!<text:line-break/>An will tak a cup o kyndnes yet,<text:line-break/>fir ald lang syn.</text:p>
      <text:p text:style-name="P18">CHORUS </text:p>
      <text:p text:style-name="P6">We twa hay rin aboot the braes,<text:line-break/>an pood the gowans fyn;<text:line-break/>Bit weev wandert monae a weery fet,<text:line-break/>sin ald lang syn.</text:p>
      <text:p text:style-name="P18">CHORUS </text:p>
      <text:p text:style-name="P7">We twa hay pedilt in the burn,<text:line-break/>fray mornin sun til dyn;<text:line-break/>But seas between us bred hay roard<text:line-break/>sin ald lang syn.</text:p>
      <text:p text:style-name="P19">CHORUS </text:p>
      <text:p text:style-name="P6">An thers a han, my trustee feer!<text:line-break/>an gees a han o thyn!<text:line-break/>And we’ll tak a richt gude-willie-waucht,<text:line-break/>fir ald lang syn.</text:p>
      <text:p text:style-name="P18">CHORUS</text:p>
      <text:p text:style-name="P4"><text:span text:style-name="T14">Dance Among the Stars Ball, May 4</text:span><text:span text:style-name="T10">th</text:span><text:span text:style-name="T14">, 2013</text:span></text:p>
      <text:p text:style-name="P33"/>
      <text:p text:style-name="P29"><text:span text:style-name="T12">Machine Without Horses </text:span><text:span text:style-name="T13">(8</text:span><text:span text:style-name="T24">×</text:span><text:span text:style-name="T13">32J)</text:span></text:p>
      <text:p text:style-name="P29"><text:span text:style-name="T12">Bridge of Nairn </text:span><text:span text:style-name="T13">(8</text:span><text:span text:style-name="T24">×</text:span><text:span text:style-name="T13">32S)</text:span></text:p>
      <text:p text:style-name="P28"><text:span text:style-name="T12">Dashing White Sergeant </text:span><text:span text:style-name="T13">(32R)</text:span></text:p>
      <text:p text:style-name="P33"/>
      <text:p text:style-name="P29"><text:span text:style-name="T12">A Trip to the Drakensberg </text:span><text:span text:style-name="T13">(8</text:span><text:span text:style-name="T24">×</text:span><text:span text:style-name="T13">40J)</text:span></text:p>
      <text:p text:style-name="P29"><text:span text:style-name="T12">Balquidder Strathspey </text:span><text:span text:style-name="T13">(8</text:span><text:span text:style-name="T24">×</text:span><text:span text:style-name="T13">32S)</text:span></text:p>
      <text:p text:style-name="P29"><text:span text:style-name="T12">The Teddy Bears' Picnic </text:span><text:span text:style-name="T13">(4</text:span><text:span text:style-name="T24">×</text:span><text:span text:style-name="T13">32J)</text:span></text:p>
      <text:p text:style-name="P33"/>
      <text:p text:style-name="P29"><text:span text:style-name="T12">Barley Bree </text:span><text:span text:style-name="T13">(4</text:span><text:span text:style-name="T24">×</text:span><text:span text:style-name="T13">40J)</text:span></text:p>
      <text:p text:style-name="P29"><text:span text:style-name="T12">Silver Tassie </text:span><text:span text:style-name="T13">(8</text:span><text:span text:style-name="T24">×</text:span><text:span text:style-name="T13">32S)</text:span></text:p>
      <text:p text:style-name="P28"><text:span text:style-name="T12">Round Reel of Eight </text:span><text:span text:style-name="T13">(88R)</text:span></text:p>
      <text:p text:style-name="P33"/>
      <text:p text:style-name="P29"><text:span text:style-name="T12">Bramble Bush </text:span><text:span text:style-name="T13">(8</text:span><text:span text:style-name="T24">×</text:span><text:span text:style-name="T13">32J)</text:span></text:p>
      <text:p text:style-name="P29"><text:span text:style-name="T12">Miss Milligan's S'spey </text:span><text:span text:style-name="T13">(8</text:span><text:span text:style-name="T24">×</text:span><text:span text:style-name="T13">32S)</text:span><text:span text:style-name="T12"> </text:span></text:p>
      <text:p text:style-name="P29"><text:span text:style-name="T12">Catch the Wind </text:span><text:span text:style-name="T13">(8</text:span><text:span text:style-name="T24">×</text:span><text:span text:style-name="T13">32R)</text:span></text:p>
      <text:p text:style-name="P33"/>
      <text:p text:style-name="P29"><text:span text:style-name="T12">Well Done Jack </text:span><text:span text:style-name="T13">(8</text:span><text:span text:style-name="T24">×</text:span><text:span text:style-name="T13">32J)</text:span></text:p>
      <text:p text:style-name="P29"><text:span text:style-name="T12">Delvine Side </text:span><text:span text:style-name="T13">(8</text:span><text:span text:style-name="T24">×</text:span><text:span text:style-name="T13">32S)</text:span></text:p>
      <text:p text:style-name="P29"><text:span text:style-name="T12">De'il Amang the Tailors </text:span><text:span text:style-name="T13">(8</text:span><text:span text:style-name="T24">×</text:span><text:span text:style-name="T13">32R)</text:span></text:p>
      <text:p text:style-name="P33"/>
      <text:p text:style-name="P21">The Pride of Erin Waltz </text:p>
      <text:p text:style-name="P22"><text:span text:style-name="T18"><text:line-break/></text:span><text:span text:style-name="T20">(see inside of front cover for c</text:span><text:span text:style-name="T21">èilidh</text:span><text:span text:style-name="T20">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O1" svg:font-family="'Linux Libertine O'" style:font-adornments="Regular"/>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24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rib" style:family="paragraph" style:parent-style-name="Standard">
      <style:paragraph-properties fo:margin-left="1.0047in" fo:margin-right="0in" fo:margin-top="0.25in" fo:margin-bottom="0in" style:contextual-spacing="false" fo:text-indent="-0.9929in" style:auto-text-indent="false" fo:background-color="transparent" style:shadow="none">
        <style:tab-stops>
          <style:tab-stop style:position="1.4272in"/>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rick Wong</meta:initial-creator>
    <meta:creation-date>2013-04-25T11:24:19</meta:creation-date>
    <dc:date>2013-04-26T12:29:18</dc:date>
    <dc:creator>Darrick Wong</dc:creator>
    <meta:editing-duration>PT5H44M53S</meta:editing-duration>
    <meta:editing-cycles>43</meta:editing-cycles>
    <meta:generator>LibreOffice/4.0.2.2$Linux_X86_64 LibreOffice_project/400m0$Build-2</meta:generator>
    <meta:printed-by>Darrick Wong</meta:printed-by>
    <meta:print-date>2013-04-26T12:28:07</meta:print-date>
    <meta:document-statistic meta:table-count="0" meta:image-count="0" meta:object-count="0" meta:page-count="32" meta:paragraph-count="204" meta:word-count="2687" meta:character-count="13813" meta:non-whitespace-character-count="11318"/>
  </office:meta>
</office:document-meta>
</file>